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center" draw:textarea-vertical-align="middle"/>
    </style:style>
    <style:style style:name="gr2" style:family="graphic" style:parent-style-name="standard">
      <style:graphic-properties svg:stroke-width="0.1cm" svg:stroke-color="#ff3366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svg:stroke-width="0.1cm" svg:stroke-color="#ff3366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text-shadow="none" style:font-size-asian="28pt" style:font-size-complex="28pt"/>
    </style:style>
    <style:style style:name="P3" style:family="paragraph">
      <style:paragraph-properties fo:text-align="center"/>
      <style:text-properties fo:color="#ff3366"/>
    </style:style>
    <style:style style:name="P4" style:family="paragraph">
      <style:paragraph-properties fo:text-align="center" style:text-autospace="none"/>
    </style:style>
    <style:style style:name="T1" style:family="text">
      <style:text-properties fo:font-size="48pt" fo:text-shadow="none" style:font-size-asian="48pt" style:font-size-complex="48pt"/>
    </style:style>
    <style:style style:name="T2" style:family="text">
      <style:text-properties fo:color="#ff3366" fo:font-size="22pt" style:font-size-asian="22pt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xml:id="id4" draw:id="id4" draw:layer="layout" svg:width="12cm" svg:height="4.5cm" svg:x="9.1cm" svg:y="5.5cm">
          <text:p text:style-name="P1"><text:span text:style-name="T1">Robot pont</text:span></text:p>
        </draw:ellipse>
        <draw:ellipse draw:style-name="gr2" draw:text-style-name="P3" xml:id="id1" draw:id="id1" draw:layer="layout" svg:width="7.5cm" svg:height="2cm" svg:x="4.1cm" svg:y="1.4cm">
          <text:p text:style-name="P3"><text:span text:style-name="T2">Utilisateur</text:span></text:p>
        </draw:ellipse>
        <draw:ellipse draw:style-name="gr2" draw:text-style-name="P3" xml:id="id2" draw:id="id2" draw:layer="layout" svg:width="7.5cm" svg:height="2cm" svg:x="18.1cm" svg:y="1.4cm">
          <text:p text:style-name="P3"><text:span text:style-name="T2">Passer des trous</text:span></text:p>
        </draw:ellipse>
        <draw:ellipse draw:style-name="gr3" draw:text-style-name="P1" xml:id="id5" draw:id="id5" draw:layer="layout" svg:width="7cm" svg:height="2cm" svg:x="4.3cm" svg:y="15.8cm">
          <text:p text:style-name="P4"><text:span text:style-name="T3">Pliage et </text:span></text:p>
          <text:p text:style-name="P4"><text:span text:style-name="T3">dépliage le pont</text:span></text:p>
        </draw:ellipse>
        <draw:ellipse draw:style-name="gr3" draw:text-style-name="P1" xml:id="id6" draw:id="id6" draw:layer="layout" svg:width="7cm" svg:height="2cm" svg:x="11.5cm" svg:y="16.9cm">
          <text:p text:style-name="P4"><text:span text:style-name="T3">Pose et </text:span></text:p>
          <text:p text:style-name="P4"><text:span text:style-name="T3">reprise du pont</text:span></text:p>
        </draw:ellipse>
        <draw:ellipse draw:style-name="gr3" draw:text-style-name="P1" xml:id="id7" draw:id="id7" draw:layer="layout" svg:width="7cm" svg:height="2cm" svg:x="18.4cm" svg:y="15.5cm">
          <text:p text:style-name="P1">Système de contrôle</text:p>
        </draw:ellipse>
        <draw:ellipse draw:style-name="gr3" draw:text-style-name="P1" xml:id="id8" draw:id="id8" draw:layer="layout" svg:width="7cm" svg:height="2cm" svg:x="21cm" svg:y="12.5cm">
          <text:p text:style-name="P1">Détection et</text:p>
          <text:p text:style-name="P1"><text:s/>Analyse du trou</text:p>
        </draw:ellipse>
        <draw:ellipse draw:style-name="gr3" draw:text-style-name="P1" xml:id="id3" draw:id="id3" draw:layer="layout" svg:width="7cm" svg:height="2cm" svg:x="1.5cm" svg:y="13cm">
          <text:p text:style-name="P1">Déplacement et</text:p>
          <text:p text:style-name="P1">Rotation du robot</text:p>
        </draw:ellipse>
        <draw:ellipse draw:style-name="gr3" draw:text-style-name="P1" xml:id="id9" draw:id="id9" draw:layer="layout" svg:width="7cm" svg:height="2cm" svg:x="21cm" svg:y="9.5cm">
          <text:p text:style-name="P1">Alignement avec</text:p>
          <text:p text:style-name="P1">le pont</text:p>
        </draw:ellipse>
        <draw:connector draw:style-name="gr4" draw:text-style-name="P1" draw:layer="layout" draw:type="curve" draw:line-skew="1.804cm" svg:x1="7.85cm" svg:y1="3.4cm" svg:x2="21.85cm" svg:y2="3.4cm" draw:start-shape="id1" draw:start-glue-point="2" draw:end-shape="id2" draw:end-glue-point="2" svg:d="M7850 3400c0 3531 14000 3531 14000 0">
          <text:p/>
        </draw:connector>
        <draw:connector draw:style-name="gr5" draw:text-style-name="P1" draw:layer="layout" draw:type="line" svg:x1="8.5cm" svg:y1="14cm" svg:x2="15.1cm" svg:y2="10cm" draw:start-shape="id3" draw:start-glue-point="1" draw:end-shape="id4" draw:end-glue-point="2" svg:d="M8500 14000l6600-4000">
          <text:p/>
        </draw:connector>
        <draw:connector draw:style-name="gr5" draw:text-style-name="P1" draw:layer="layout" draw:type="line" svg:x1="7.8cm" svg:y1="15.8cm" svg:x2="15.1cm" svg:y2="10cm" draw:start-shape="id5" draw:start-glue-point="0" draw:end-shape="id4" draw:end-glue-point="2" svg:d="M7800 15800l7300-5800">
          <text:p/>
        </draw:connector>
        <draw:connector draw:style-name="gr5" draw:text-style-name="P1" draw:layer="layout" draw:type="line" svg:x1="15cm" svg:y1="16.9cm" svg:x2="15.1cm" svg:y2="10cm" draw:start-shape="id6" draw:start-glue-point="0" draw:end-shape="id4" draw:end-glue-point="2" svg:d="M15000 16900l100-6900">
          <text:p/>
        </draw:connector>
        <draw:connector draw:style-name="gr5" draw:text-style-name="P1" draw:layer="layout" draw:type="line" svg:x1="21.9cm" svg:y1="15.5cm" svg:x2="15.1cm" svg:y2="10cm" draw:start-shape="id7" draw:start-glue-point="0" draw:end-shape="id4" draw:end-glue-point="2" svg:d="M21900 15500l-6800-5500">
          <text:p/>
        </draw:connector>
        <draw:connector draw:style-name="gr5" draw:text-style-name="P1" draw:layer="layout" draw:type="line" svg:x1="21cm" svg:y1="13.5cm" svg:x2="15.1cm" svg:y2="10cm" draw:start-shape="id8" draw:start-glue-point="3" draw:end-shape="id4" draw:end-glue-point="2" svg:d="M21000 13500l-5900-3500">
          <text:p/>
        </draw:connector>
        <draw:connector draw:style-name="gr5" draw:text-style-name="P1" draw:layer="layout" draw:type="line" svg:x1="21cm" svg:y1="10.5cm" svg:x2="15.1cm" svg:y2="10cm" draw:start-shape="id9" draw:start-glue-point="3" draw:end-shape="id4" draw:end-glue-point="2" svg:d="M21000 10500l-5900-500">
          <text:p/>
        </draw:connector>
        <draw:ellipse draw:style-name="gr3" draw:text-style-name="P1" xml:id="id10" draw:id="id10" draw:layer="layout" svg:width="7cm" svg:height="2cm" svg:x="1.4cm" svg:y="10.1cm">
          <text:p text:style-name="P1">Gestion de</text:p>
          <text:p text:style-name="P1">l’énergie</text:p>
        </draw:ellipse>
        <draw:connector draw:style-name="gr6" draw:text-style-name="P1" draw:layer="layout" draw:type="line" svg:x1="8.4cm" svg:y1="11.1cm" svg:x2="15.1cm" svg:y2="10cm" draw:start-shape="id10" draw:start-glue-point="1" draw:end-shape="id4" draw:end-glue-point="2" svg:d="M8400 11100l6700-1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15%" fo:text-align="start" fo:text-indent="0cm" style:text-autospace="ideograph-alpha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font-size-asian="11pt" style:language-asian="en" style:country-asian="US" style:font-family-complex="Arial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03T10:33:17.30</meta:creation-date>
    <dc:date>2015-02-06T20:52:47.92</dc:date>
    <meta:editing-duration>PT1H9M17S</meta:editing-duration>
    <meta:editing-cycles>17</meta:editing-cycles>
    <meta:generator>OpenOffice/4.1.1$Win32 OpenOffice.org_project/411m6$Build-9775</meta:generator>
    <dc:creator>Quentin MATILLAT</dc:creator>
    <meta:document-statistic meta:object-count="18"/>
  </office:meta>
</office:document-meta>
</file>